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cccccc" draw:textarea-horizontal-align="justify" draw:textarea-vertical-align="middle" draw:auto-grow-height="false" fo:min-height="6.55cm" fo:min-width="18.5cm"/>
      <style:paragraph-properties style:writing-mode="lr-tb"/>
    </style:style>
    <style:style style:name="gr2" style:family="graphic" style:parent-style-name="standard">
      <style:graphic-properties svg:stroke-color="#cccccc" draw:fill-color="#cccccc" draw:textarea-horizontal-align="justify" draw:textarea-vertical-align="middle" draw:auto-grow-height="false" fo:min-height="4.05cm" fo:min-width="4.6cm"/>
      <style:paragraph-properties style:writing-mode="lr-tb"/>
    </style:style>
    <style:style style:name="gr3" style:family="graphic" style:parent-style-name="standard">
      <style:graphic-properties svg:stroke-color="#cccccc" draw:fill-color="#cccccc" draw:textarea-horizontal-align="justify" draw:textarea-vertical-align="middle" draw:auto-grow-height="false" fo:min-height="5.95cm" fo:min-width="7.4cm"/>
      <style:paragraph-properties style:writing-mode="lr-tb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1.15cm" fo:min-width="0.401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5.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background-color="#ffffff"/>
    </style:style>
    <style:style style:name="P5" style:family="paragraph">
      <loext:graphic-properties draw:fill="none" draw:fill-color="#ffffff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9cm" svg:height="6.8cm" svg:x="1cm" svg:y="1.065cm">
          <text:p text:style-name="P1">Слайдер из 3 фото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4.3cm" svg:x="2cm" svg:y="8.9cm">
          <text:p text:style-name="P1">фото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4.3cm" svg:x="8cm" svg:y="8.9cm">
          <text:p text:style-name="P1">фото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4.3cm" svg:x="14cm" svg:y="8.9cm">
          <text:p text:style-name="P1">фото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6.2cm" svg:x="2cm" svg:y="13.9cm">
          <text:p text:style-name="P1">фото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6.2cm" svg:x="11.141cm" svg:y="20.9cm">
          <text:p text:style-name="P1">фото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1.4cm" svg:x="18.8cm" svg:y="3.7cm">
          <text:p/>
          <draw:enhanced-geometry svg:viewBox="0 0 21600 21600" draw:text-areas="0 0 21600 21600" draw:type="chevron" draw:modifiers="3188.4572697003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9cm" svg:height="1.4cm" draw:transform="rotate (3.12815361834944) translate (2.3cm 5.106cm)">
          <text:p/>
          <draw:enhanced-geometry svg:viewBox="0 0 21600 21600" draw:text-areas="0 0 21600 21600" draw:type="chevron" draw:modifiers="3188.4572697003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8.1cm" svg:height="5.8cm" svg:x="1.9cm" svg:y="21.101cm">
          <draw:text-box>
            <text:p text:style-name="P4"><text:span text:style-name="T1">Здесь должен быть текст</text:span></text:p>
          </draw:text-box>
        </draw:frame>
        <draw:frame draw:style-name="gr5" draw:text-style-name="P5" draw:layer="layout" svg:width="8.1cm" svg:height="5.8cm" svg:x="10.9cm" svg:y="14.101cm">
          <draw:text-box>
            <text:p text:style-name="P4"><text:span text:style-name="T1">Здесь должен быть текст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02:58:40.804262967</meta:creation-date>
    <dc:date>2022-05-04T03:23:55.360588275</dc:date>
    <meta:editing-duration>PT4M54S</meta:editing-duration>
    <meta:editing-cycles>1</meta:editing-cycles>
    <meta:document-statistic meta:object-count="10"/>
    <meta:generator>LibreOffice/6.4.7.2$Linux_X86_64 LibreOffice_project/40$Build-2</meta:generator>
  </office:meta>
</office:document-meta>
</file>